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14pt" fo:language="en" fo:country="US" style:font-size-asian="14pt"/>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style>
    <style:style style:name="P5" style:family="paragraph" style:parent-style-name="Standard">
      <style:paragraph-properties fo:margin-left="0cm" fo:margin-right="0cm" fo:text-indent="0.635cm" style:auto-text-indent="false"/>
    </style:style>
    <style:style style:name="P6" style:family="paragraph" style:parent-style-name="Standard">
      <style:paragraph-properties fo:margin-left="0cm" fo:margin-right="0cm" fo:text-align="justify" style:justify-single-word="false" fo:text-indent="1.249cm" style:auto-text-indent="false"/>
    </style:style>
    <style:style style:name="P7" style:family="paragraph" style:parent-style-name="Text_20_body_20_indent">
      <style:paragraph-properties fo:text-align="justify" style:justify-single-word="false"/>
    </style:style>
    <style:style style:name="P8" style:family="paragraph" style:parent-style-name="Основной_20_текст_20_с_20_отступом_20_2">
      <style:paragraph-properties fo:margin-left="0.635cm" fo:margin-right="0cm" fo:text-indent="0cm" style:auto-text-indent="false"/>
    </style:style>
    <style:style style:name="P9" style:family="paragraph" style:parent-style-name="Основной_20_текст_20_с_20_отступом_20_2">
      <style:paragraph-properties fo:margin-left="0.635cm" fo:margin-right="0cm" fo:text-align="justify" style:justify-single-word="false" fo:text-indent="0cm" style:auto-text-indent="false"/>
    </style:style>
    <style:style style:name="P10" style:family="paragraph" style:parent-style-name="Основной_20_текст_20_с_20_отступом_20_2">
      <style:paragraph-properties fo:margin-left="0.635cm" fo:margin-right="0cm" fo:text-align="justify" style:justify-single-word="false" fo:text-indent="0cm" style:auto-text-indent="false"/>
      <style:text-properties fo:font-weight="bold" style:font-weight-asian="bold" style:font-weight-complex="bold"/>
    </style:style>
    <style:style style:name="P11" style:family="paragraph" style:parent-style-name="Основной_20_текст_20_с_20_отступом_20_2">
      <style:paragraph-properties fo:margin-left="0.635cm" fo:margin-right="0cm" fo:text-align="justify" style:justify-single-word="false" fo:text-indent="0cm" style:auto-text-indent="false"/>
      <style:text-properties fo:font-weight="normal" style:font-weight-asian="normal" style:font-weight-complex="normal"/>
    </style:style>
    <style:style style:name="P12" style:family="paragraph" style:parent-style-name="Основной_20_текст_20_с_20_отступом_20_2">
      <style:paragraph-properties fo:margin-left="0.635cm" fo:margin-right="0cm" fo:text-align="center" style:justify-single-word="false" fo:text-indent="0cm" style:auto-text-indent="false"/>
    </style:style>
    <style:style style:name="P13" style:family="paragraph" style:parent-style-name="Основной_20_текст_20_с_20_отступом_20_2">
      <style:paragraph-properties fo:margin-left="0.635cm" fo:margin-right="0cm" fo:text-align="start" style:justify-single-word="false" fo:text-indent="0cm" style:auto-text-indent="false" fo:break-before="page"/>
      <style:text-properties fo:font-weight="bold" style:font-weight-asian="bold" style:font-weight-complex="bold"/>
    </style:style>
    <style:style style:name="P14" style:family="paragraph" style:parent-style-name="Основной_20_текст_20_с_20_отступом_20_2">
      <style:paragraph-properties fo:margin-left="0cm" fo:margin-right="0cm" fo:text-indent="0cm" style:auto-text-indent="false"/>
    </style:style>
    <style:style style:name="P15" style:family="paragraph" style:parent-style-name="Основной_20_текст_20_с_20_отступом_20_2">
      <style:paragraph-properties fo:margin-left="0cm" fo:margin-right="0cm" fo:text-align="justify" style:justify-single-word="false" fo:text-indent="0cm" style:auto-text-indent="false"/>
      <style:text-properties fo:font-weight="bold" style:font-weight-asian="bold" style:font-weight-complex="bold"/>
    </style:style>
    <style:style style:name="P16" style:family="paragraph" style:parent-style-name="Основной_20_текст_20_с_20_отступом_20_2">
      <style:paragraph-properties fo:margin-left="0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Основной_20_текст_20_с_20_отступом_20_2">
      <style:paragraph-properties fo:margin-left="0cm" fo:margin-right="0cm" fo:text-align="justify" style:justify-single-word="false" fo:orphans="2" fo:widows="2" fo:hyphenation-ladder-count="no-limit" fo:text-indent="0cm" style:auto-text-indent="false" style:writing-mode="lr-tb"/>
      <style:text-properties fo:font-weight="normal" style:font-weight-asian="normal" style:font-weight-complex="normal" fo:hyphenate="false" fo:hyphenation-remain-char-count="2" fo:hyphenation-push-char-count="2"/>
    </style:style>
    <style:style style:name="P18" style:family="paragraph" style:parent-style-name="Основной_20_текст_20_с_20_отступом_20_2">
      <style:paragraph-properties fo:margin-left="0.023cm" fo:margin-right="0cm" fo:text-align="justify" style:justify-single-word="false" fo:orphans="2" fo:widows="2" fo:hyphenation-ladder-count="no-limit" fo:text-indent="0.877cm" style:auto-text-indent="false" style:writing-mode="lr-tb"/>
      <style:text-properties fo:hyphenate="false" fo:hyphenation-remain-char-count="2" fo:hyphenation-push-char-count="2"/>
    </style:style>
    <style:style style:name="P19" style:family="paragraph" style:parent-style-name="Основной_20_текст_20_с_20_отступом_20_2">
      <style:paragraph-properties fo:margin-left="0.023cm" fo:margin-right="0cm" fo:text-align="justify" style:justify-single-word="false" fo:orphans="2" fo:widows="2" fo:hyphenation-ladder-count="no-limit" fo:text-indent="0.877cm" style:auto-text-indent="false" style:writing-mode="lr-tb"/>
      <style:text-properties fo:font-weight="normal" style:font-weight-asian="normal" style:font-weight-complex="normal" fo:hyphenate="false" fo:hyphenation-remain-char-count="2" fo:hyphenation-push-char-count="2"/>
    </style:style>
    <style:style style:name="P20" style:family="paragraph" style:parent-style-name="Основной_20_текст_20_с_20_отступом_20_2">
      <style:paragraph-properties fo:margin-left="0.023cm" fo:margin-right="0cm" fo:text-align="justify" style:justify-single-word="false" fo:orphans="2" fo:widows="2" fo:hyphenation-ladder-count="no-limit" fo:text-indent="0.854cm" style:auto-text-indent="false" style:writing-mode="lr-tb"/>
      <style:text-properties fo:font-weight="normal" style:font-weight-asian="normal" style:font-weight-complex="normal" fo:hyphenate="false" fo:hyphenation-remain-char-count="2" fo:hyphenation-push-char-count="2"/>
    </style:style>
    <style:style style:name="P21" style:family="paragraph" style:parent-style-name="Основной_20_текст_20_с_20_отступом_20_2">
      <style:paragraph-properties fo:margin-left="0cm" fo:margin-right="0cm" fo:text-align="justify" style:justify-single-word="false" fo:orphans="2" fo:widows="2" fo:hyphenation-ladder-count="no-limit" fo:text-indent="0.9cm" style:auto-text-indent="false" style:writing-mode="lr-tb"/>
      <style:text-properties fo:hyphenate="false" fo:hyphenation-remain-char-count="2" fo:hyphenation-push-char-count="2"/>
    </style:style>
    <style:style style:name="P22" style:family="paragraph" style:parent-style-name="Основной_20_текст_20_с_20_отступом_20_2">
      <style:paragraph-properties fo:margin-left="0cm" fo:margin-right="0cm" fo:text-align="justify" style:justify-single-word="false" fo:orphans="2" fo:widows="2" fo:hyphenation-ladder-count="no-limit" fo:text-indent="0.9cm" style:auto-text-indent="false" style:writing-mode="lr-tb"/>
      <style:text-properties fo:font-weight="normal" style:font-weight-asian="normal" style:font-weight-complex="normal" fo:hyphenate="false" fo:hyphenation-remain-char-count="2" fo:hyphenation-push-char-count="2"/>
    </style:style>
    <style:style style:name="P23" style:family="paragraph" style:parent-style-name="Основной_20_текст_20_с_20_отступом_20_2">
      <style:paragraph-properties fo:margin-left="0cm" fo:margin-right="0cm" fo:text-align="justify" style:justify-single-word="false" fo:orphans="2" fo:widows="2" fo:hyphenation-ladder-count="no-limit" fo:text-indent="0.9cm" style:auto-text-indent="false" fo:break-before="page" style:writing-mode="lr-tb"/>
      <style:text-properties fo:hyphenate="false" fo:hyphenation-remain-char-count="2" fo:hyphenation-push-char-count="2"/>
    </style:style>
    <style:style style:name="P24" style:family="paragraph" style:parent-style-name="Основной_20_текст_20_с_20_отступом_20_2">
      <style:paragraph-properties fo:margin-left="0.967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25" style:family="paragraph" style:parent-style-name="Основной_20_текст_20_с_20_отступом_20_2">
      <style:paragraph-properties fo:margin-left="0.877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26" style:family="paragraph" style:parent-style-name="Standard" style:master-page-name="Standard">
      <style:paragraph-properties fo:text-align="center" style:justify-single-word="false" style:page-number="auto"/>
      <style:text-properties fo:font-size="14pt" style:font-size-asian="14pt"/>
    </style:style>
    <style:style style:name="P27" style:family="paragraph" style:parent-style-name="Standard" style:list-style-name="WW8Num1"/>
    <style:style style:name="P28" style:family="paragraph" style:parent-style-name="Standard" style:list-style-name="WW8Num1">
      <style:paragraph-properties fo:text-align="justify" style:justify-single-word="false"/>
    </style:style>
    <style:style style:name="P29" style:family="paragraph" style:parent-style-name="Основной_20_текст_20_с_20_отступом_20_2" style:list-style-name="WW8Num1"/>
    <style:style style:name="P30" style:family="paragraph" style:parent-style-name="Основной_20_текст_20_с_20_отступом_20_2" style:list-style-name="WW8Num2"/>
    <style:style style:name="P31" style:family="paragraph" style:parent-style-name="Основной_20_текст_20_с_20_отступом_20_2" style:list-style-name="L1">
      <style:paragraph-properties fo:margin-left="0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32" style:family="paragraph" style:parent-style-name="Основной_20_текст_20_с_20_отступом_20_2">
      <style:paragraph-properties fo:margin-left="0cm" fo:margin-right="0cm" fo:text-align="justify" style:justify-single-word="false" fo:orphans="2" fo:widows="2" fo:hyphenation-ladder-count="no-limit" fo:text-indent="0cm" style:auto-text-indent="false" style:writing-mode="lr-tb"/>
      <style:text-properties fo:font-weight="normal" style:font-weight-asian="normal" style:font-weight-complex="normal" fo:hyphenate="false" fo:hyphenation-remain-char-count="2" fo:hyphenation-push-char-count="2"/>
    </style:style>
    <style:style style:name="P33" style:family="paragraph" style:parent-style-name="Основной_20_текст_20_с_20_отступом_20_2">
      <style:paragraph-properties fo:margin-left="0cm" fo:margin-right="0cm" fo:text-align="justify" style:justify-single-word="false" fo:orphans="2" fo:widows="2" fo:hyphenation-ladder-count="no-limit" fo:text-indent="0.9cm" style:auto-text-indent="false" style:writing-mode="lr-tb"/>
      <style:text-properties fo:hyphenate="false" fo:hyphenation-remain-char-count="2" fo:hyphenation-push-char-count="2"/>
    </style:style>
    <style:style style:name="P34" style:family="paragraph" style:parent-style-name="Основной_20_текст_20_с_20_отступом_20_2" style:list-style-name="L2">
      <style:paragraph-properties fo:margin-left="0cm" fo:margin-right="0cm" fo:text-align="justify" style:justify-single-word="false" fo:orphans="2" fo:widows="2" fo:hyphenation-ladder-count="no-limit" fo:text-indent="0.9cm" style:auto-text-indent="false" style:writing-mode="lr-tb"/>
      <style:text-properties fo:hyphenate="false" fo:hyphenation-remain-char-count="2" fo:hyphenation-push-char-count="2"/>
    </style:style>
    <style:style style:name="P35" style:family="paragraph" style:parent-style-name="Основной_20_текст_20_с_20_отступом_20_2" style:list-style-name="WW8Num4">
      <style:paragraph-properties fo:margin-left="0.877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36" style:family="paragraph" style:parent-style-name="Основной_20_текст_20_с_20_отступом_20_2">
      <style:paragraph-properties fo:margin-left="0.635cm" fo:margin-right="0cm" fo:text-align="justify" style:justify-single-word="false" fo:text-indent="0cm" style:auto-text-indent="false"/>
      <style:text-properties fo:font-weight="normal" style:font-weight-asian="normal" style:font-weight-complex="normal"/>
    </style:style>
    <style:style style:name="P37" style:family="paragraph" style:parent-style-name="Основной_20_текст_20_с_20_отступом_20_2">
      <style:paragraph-properties fo:margin-left="0.635cm" fo:margin-right="0cm" fo:text-align="justify" style:justify-single-word="false" fo:text-indent="0cm" style:auto-text-indent="false"/>
      <style:text-properties fo:font-weight="bold" style:font-weight-asian="bold" style:font-weight-complex="bold"/>
    </style:style>
    <style:style style:name="P38" style:family="paragraph" style:parent-style-name="Основной_20_текст_20_с_20_отступом_20_2" style:master-page-name="">
      <style:paragraph-properties fo:margin-left="0cm" fo:margin-right="0cm" fo:text-align="justify" style:justify-single-word="false" fo:orphans="2" fo:widows="2" fo:hyphenation-ladder-count="no-limit" fo:text-indent="0.743cm" style:auto-text-indent="false" style:page-number="auto" style:writing-mode="lr-tb"/>
      <style:text-properties fo:font-weight="normal" style:font-weight-asian="normal" style:font-weight-complex="normal" fo:hyphenate="false" fo:hyphenation-remain-char-count="2" fo:hyphenation-push-char-count="2"/>
    </style:style>
    <style:style style:name="P39" style:family="paragraph" style:parent-style-name="Основной_20_текст_20_с_20_отступом_20_2">
      <style:paragraph-properties fo:margin-left="0cm" fo:margin-right="0cm" fo:text-align="justify" style:justify-single-word="false" fo:orphans="2" fo:widows="2" fo:hyphenation-ladder-count="no-limit" fo:text-indent="0.743cm" style:auto-text-indent="false" style:writing-mode="lr-tb"/>
      <style:text-properties fo:font-weight="normal" style:font-weight-asian="normal" style:font-weight-complex="normal" fo:hyphenate="false" fo:hyphenation-remain-char-count="2" fo:hyphenation-push-char-count="2"/>
    </style:style>
    <style:style style:name="P40" style:family="paragraph" style:parent-style-name="Основной_20_текст_20_с_20_отступом_20_2" style:list-style-name="L3">
      <style:paragraph-properties fo:margin-left="0cm" fo:margin-right="0cm" fo:text-align="justify" style:justify-single-word="false" fo:orphans="2" fo:widows="2" fo:hyphenation-ladder-count="no-limit" fo:text-indent="0.743cm" style:auto-text-indent="false" style:writing-mode="lr-tb"/>
      <style:text-properties fo:font-weight="normal" style:font-weight-asian="normal" style:font-weight-complex="normal" fo:hyphenate="false" fo:hyphenation-remain-char-count="2" fo:hyphenation-push-char-count="2"/>
    </style:style>
    <style:style style:name="P41" style:family="paragraph" style:parent-style-name="Основной_20_текст_20_с_20_отступом_20_2">
      <style:paragraph-properties fo:margin-left="0.023cm" fo:margin-right="0cm" fo:text-align="justify" style:justify-single-word="false" fo:orphans="2" fo:widows="2" fo:hyphenation-ladder-count="no-limit" fo:text-indent="0.877cm" style:auto-text-indent="false" style:writing-mode="lr-tb"/>
      <style:text-properties fo:font-weight="normal" style:font-weight-asian="normal" style:font-weight-complex="normal" fo:hyphenate="false" fo:hyphenation-remain-char-count="2" fo:hyphenation-push-char-count="2"/>
    </style:style>
    <style:style style:name="P42" style:family="paragraph" style:parent-style-name="Основной_20_текст_20_с_20_отступом_20_2" style:master-page-name="">
      <style:paragraph-properties fo:margin-left="0.037cm" fo:margin-right="0cm" fo:text-align="justify" style:justify-single-word="false" fo:orphans="2" fo:widows="2" fo:hyphenation-ladder-count="no-limit" fo:text-indent="0.797cm" style:auto-text-indent="false" style:page-number="auto" style:writing-mode="lr-tb"/>
      <style:text-properties fo:font-style="normal" fo:font-weight="normal" style:font-style-asian="normal" style:font-weight-asian="normal" style:font-style-complex="normal" style:font-weight-complex="normal"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super 58%" fo:font-weight="bold" style:font-weight-asian="bold" style:font-weight-complex="bold"/>
    </style:style>
    <style:style style:name="T7" style:family="text">
      <style:text-properties style:font-name="Arial" fo:font-size="13.5pt" style:font-size-asian="13.5pt" style:font-name-complex="Arial" style:font-size-complex="13.5pt"/>
    </style:style>
    <style:style style:name="T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Эксперимент.</text:p>
      <text:p text:style-name="P2"/>
      <text:p text:style-name="P3">Глава 1. Ошибка.</text:p>
      <text:p text:style-name="Standard"><text:span text:style-name="T2">1.1. </text:span><text:span text:style-name="T3">Доклад.</text:span></text:p>
      <text:p text:style-name="P5"/>
      <text:p text:style-name="P7">Свет. И ничего кроме света. Словно переливающаяся радуга внутри тебя. Ярко так, что хочется зажмуриться, но что-то останавливает. Кажется, этот свет может держать и он властен над всем и всеми. Но мелодичная трель будильника сразу отвергает эту мысль. Эйлона быстро открыла глаза, и призрачный свет сменился светом наступающего утра. </text:p>
      <text:p text:style-name="Основной_20_текст_20_с_20_отступом_20_3">“Опять этот сон” – подумала она – “Интересно станет ли он более понятным в будущем, или исчезнет совсем?” Не вдаваясь в пространные размышления, девушка (позволим себе назвать это милое существо с огромными черными глазами и шелковистой голубоватой кожей именно так) спрыгнула с наклонной кровати, отыскала свой видеокон и легким движением пальцев выбрала знакомый номер.</text:p>
      <text:p text:style-name="Основной_20_текст_20_с_20_отступом_20_3"/>
      <text:list xml:id="list5259757095482296137" text:style-name="WW8Num1">
        <text:list-item>
          <text:p text:style-name="P27">Привет ребята. Что там с моим кором?</text:p>
        </text:list-item>
        <text:list-item>
          <text:p text:style-name="P27">Ну как тебе сказать… Матрица первой ступени частично вышла из строя. На складе такого старья нет и не предвидится. Остается…</text:p>
        </text:list-item>
        <text:list-item>
          <text:p text:style-name="P28">Ну что ты Хаес, не стоит так заморачиваться! Я же просила настроить систему управления, а не менять матрицу! Ладно, когда-нибудь все равно надо будет признать, что это старое корыто свое отлетало. Огромное спасибо за труды.</text:p>
        </text:list-item>
        <text:list-item>
          <text:p text:style-name="P27">Всегда рад помочь. Ты придешь на праздник Покорения Космоса?</text:p>
        </text:list-item>
        <text:list-item>
          <text:p text:style-name="P27">Пока не знаю, но постараюсь. До следующей встречи. Привет братишке.</text:p>
        </text:list-item>
      </text:list>
      <text:p text:style-name="Standard"/>
      <text:p text:style-name="P4"><text:s/><text:tab/>“Так, придется ехать на общественном транспорте”, – констатировала она, – “тогда нужно поторопиться.” Склеив белую матовую форму на своем теле, нервно виляя хвостом, Эйлона подошла к окну и к своей радости увидела свободный трицикл. Три шаровых матовых колеса машины резко выделялись на фоне фиолетового, медленно светлеющего неба.</text:p>
      <text:p text:style-name="Основной_20_текст_20_с_20_отступом_20_2">«Отлично, не надо будет его ждать со станции» - легко спрыгнув вниз, на первый этаж, молодая минарка подбежала к пищевому аппарату, получила от него два сереньких шестиугольника, и запила их белой жидкостью. «Сегодня нормально позавтракать опять не получится» - вздохнула она, направляясь к трициклу.</text:p>
      <text:p text:style-name="Основной_20_текст_20_с_20_отступом_20_2">Работал трицикл по старинке - на дейтериде лития – да и зачем чего-то менять, если энергии реактора-ускорителя [2] на одной заправке хватит, чтобы несколько раз объехать вокруг планеты. Забравшись в зеркальную кабину, девушка положила свои ладони на шероховатые управляющие пластины и медленно набрала скорость. До станции по ячеистой фуллереновой дороге был большой крюк, поэтому логичней было поехать по прямой – через недавно посаженную рощу везавиев. Они быстро разрастались на этом, пока еще почти безжизненном, мире, давая толстые фиолетовые побеги, богатые соединениями меди. </text:p>
      <text:p text:style-name="P6">Донакс, 2 планета от Ваиссы** - звезды спектрального класса <text:span text:style-name="T1">F</text:span> [3], сразу привлекла внимание минарцев своими размерами и температурным режимом, но из-за большой дальности от родного Веспера долгое время не осваивалась. Однако, после полного заселения Данаисы и Цио, пришел черед и Донакса. Напрасно многие думают, что создание биосферы слишком сложная и долгая задача. Получая колоссальную энергию из аккреции вещества на черную дыру в центре Галактики, Минар сумел поставить на гигантский поток производство и утилизацию любых химических элементов и их соединений. На новой планете сооружались циклопические гравитационные ловушки, которые втягивали и изменяли её атмосферу на протяжении десятков и сотен лет.</text:p>
      <text:p text:style-name="Основной_20_текст_20_с_20_отступом_20_2">Таким образом, Донакс за 400 лет освоения уже был вполне пригодный для жизни минарцев мир, хотя и представлял из себя на 80 процентов желтовато-белую холмистую пустыню с полярными шапками из кристаллогидратов сульфата меди [4].</text:p>
      <text:p text:style-name="Основной_20_текст_20_с_20_отступом_20_2"><text:soft-page-break/>Доехав до станции и оставив трицикл, Эйлона побежала к платформе. Сегодня было относительно немноголюдно. “Все-таки удобная система транспорта принята в Минарской Цивилизации”, – подумалось девушке – “большинство транспортных средств, взять хотя бы тот же трицикл, не принадлежат конкретным частным лицам и могут использоваться всеми желающими в рамках простых правил. Выполнившие свою задачу транспортные движители автоматически возвращаются к базе хранения”.</text:p>
      <text:p text:style-name="Основной_20_текст_20_с_20_отступом_20_2">Разумеется, личный транспорт (одноступенчатые орбитали и двухступенчатые <text:s/>звездолеты) никто не отменял. Но огромная стоимость космических кораблей (в просторечии <text:span text:style-name="T4">коров</text:span>) и дороговизна тахионной суспензии [5] а, тем более, тау-нейтринной полу-жидкости [5] не позволяла пользоваться ими достаточно часто. Хотя… Любой минарец, достигший 2 уровня совершеннолетия (часто и раньше), без проблем мог позволить себе двух-трехместный звездолет, не говоря уже об просторной орбитали. Наша героиня не так давно получила лишь 1 уровень и пока не накопила достаточно средств для покупки хорошего кора, довольствуясь убогой драндулетиной <text:span text:style-name="T1">CSR</text:span>-150, построенной 250 лет назад. Орбиталь, то есть корабль с фотонными двигателями для путешествия внутри звездной системы, совершенно её не устраивал, так как совершенно не отвечал её критериям личного транспорта. Правда сейчас, на черной, как будто, графитовой платформе, это волновало юную минарку меньше всего. </text:p>
      <text:p text:style-name="Основной_20_текст_20_с_20_отступом_20_2">Остроносый голубоватый поезд плавно подкатил к серебристому эллипсоиду и, пронзив его через круглое отверстие в районе большей оси, бесшумно остановился в центре, напротив платформы. Приложив четырехпалую кисть к одной из дверей, Эйлона без проблем забралась внутрь. Ну еще бы, здесь, на старом добром экспрессе на сверхпроводящих магнитах случилась бы какая-нибудь проблема! За почти двухтысячелетнюю эксплуатацию, крупных аварий на минарских маглевах набралось бы не более сотни. Да и то, обычно число жертв не превышало десятка.</text:p>
      <text:p text:style-name="Основной_20_текст_20_с_20_отступом_20_2">В вагоне царил приятный полумрак, резко контрастировавший с ярким белым светом Ваиссы. Эйлона подошла к свободной ячейке, представляющей собой нишу с четырьмя удобными креслами с подголовниками и хвостовыми подушечками. Кресла стояли попарно напротив друг друга под углом к проходу. Плюхнувшись в одно из кресел, и насладившись пробегающими на околозвуковой скорости фиолето-желтовато-белыми ланшафтами, минарка вернулась к своим невеселым думам о докладе. </text:p>
      <text:p text:style-name="Основной_20_текст_20_с_20_отступом_20_2">“Первый раз мне дали слово на производственном совещании Отдела по изучению цивилизаций 1-ого типа Министерства Кооперации, а у меня даже нет четкой оригинальной мысли в защиту своих в общем-то банальных тезисов”, – сокрушалась она, - “Да еще мама, как назло, возглавляет это самое министерство. Ну, разве я виновата в том, что тоже захотела заниматься вопросами, входящими в круг этого Министерства Кооперации?”. В её воображении сразу всплыла ехидная физиономия Хаеса и недавний разговор с ним. </text:p>
      <text:p text:style-name="Основной_20_текст_20_с_20_отступом_20_2"/>
      <text:list xml:id="list2157522909" text:continue-numbering="true" text:style-name="WW8Num1">
        <text:list-item>
          <text:p text:style-name="P29">Ну что ты паришься, тебе слова никто не скажет против на твоем докладе – твоя же мамочка, Дейлен, является фактически главой нашего государства. Кто посмеет что-нибудь возразить?</text:p>
        </text:list-item>
        <text:list-item>
          <text:p text:style-name="P29">Верховный правитель у нас Вейрона Мисса 1343347-65432. Или ты забыл?</text:p>
        </text:list-item>
        <text:list-item>
          <text:p text:style-name="P29">А… Дурочку включила. Понятно… Ну, ну. Как будто тебе неизвестно, как Вейрона любила свое Министерство Спасения и стала Главой нашей цивилизации только после долгих увещеваний членов Малого Совета. Кто-то же должен быть Верховным правителем. Хотя последнее время его функция свелась фактически к представительской. Благодаря твоей мамочке, кстати.</text:p>
        </text:list-item>
        <text:list-item>
          <text:p text:style-name="P29">Это всего лишь слухи. И вообще, да будет тебе известно, положение мамы не помогает, а лишь вредит мне! У нас в Отделе, именно так и думают, что я выбрала Министерство Кооперации из 22 министерств, определяющих все вопросы функционирования нашей цивилизации именно потому, что мама мне поможет с карьерным ростом.</text:p>
        </text:list-item>
        <text:list-item>
          <text:p text:style-name="P29"><text:soft-page-break/>Ну, ладно, Эйлонка, не кипятись. Я тебя очень уважаю и думаю, ты всего сможешь добиться и без помощи мамы. Да, и насколько мне твой Мриас рассказывал, ты никогда и не просишь её тебе помочь.</text:p>
        </text:list-item>
      </text:list>
      <text:p text:style-name="P8"/>
      <text:p text:style-name="Основной_20_текст_20_с_20_отступом_20_2">“Ах, да, Мриас! Совсем <text:span text:style-name="T1">c</text:span> этим докладом про него забыла”, – спохватилась Эйлона, – “Он пригласил меня вчера отметить удачное тестирование облучением жесткими гамма-квантами новых корабельных тяговых матриц 1 ступени, а я совсем забыла перезвонить. Теперь он наверняка жутко обиделся и начнет опять меня учить жизни”. “Эх, вот всегда бы он был таким маленьким беззащитным динозавриком, как в день нашего знакомства”, - улыбнулась она сама себе и стала мечтать…</text:p>
      <text:p text:style-name="Основной_20_текст_20_с_20_отступом_20_2">Поезд тихо шурша подполз к одному из порталов планетарного космодрома и пора было выходить. Пассажирский космодром представлял из себя достаточно урбанистическое зрелище, чем-то напоминающее всем известный аэропорт. Хотя пассажиров было не так много - все-таки большинство предпочитало личные звездолеты, для которых никакого космодрома не требовалось. Взлетел на антигравитационных крыльях, разогнался тахионной матрицей до 2/3 скорости света, включил вторую ступень и прыгнул через гиперпространство на 30-40 парсек к другой звездной системе. В общем, от полноценного космодрома тут нужен лишь заправочный комплекс. </text:p>
      <text:p text:style-name="Основной_20_текст_20_с_20_отступом_20_2">Здесь было достаточно шумно: подьезжали трициклы, останавливались маглевы, прилетали отдельные минарцы в разноцветных аляпистых скафандрах, снабженных игольчатыми антигравитационными крыльями (хотя, честно говоря, на традиционные крылья антигравы мало походили). Все было наполнено мягким урчанием и шелестом большой массы разумных существ. </text:p>
      <text:p text:style-name="Основной_20_текст_20_с_20_отступом_20_2">Эйлона подошла к терминалу, приложила кисть со встроенным органическим чипом, тем самым, рассчитавшись за поездку, и быстро пошла к 7 терминалу. В нем её взору предстал величественный <text:s/>пассажирский звездолет класса <text:span text:style-name="T1">A</text:span> (вместимость 100 минарцев). Он, как и все звездолеты, был похож на яйцеобразный сплющенный по вертикали голубоватый с черным отливом объект, весь покрытый игольчатыми антигравами. В задней части виднелся гребешок матрицы первой ступени. </text:p>
      <text:p text:style-name="Основной_20_текст_20_с_20_отступом_20_2">Одна из боковых панелей корабля была открыта. Девушка быстро проскользнула внутрь и направилась к ближайшему свободному креслу-полукапсуле рядом с представительным ученым. Судя по нашивкам на внешней стороне левой руки минарец занимал достаточно высокую должность в Министерстве Фундаментальных Исследований. Легонько взмахнув хвостом и тихонько фыркнув она выразила ему свое уважение и одновременную просьбу сесть с ним рядом. Легким взмахом руки он показал, что не возражает. В общем-то она могла просто плюхнуться куда попало, но такое поведение было бы не очень хорошим тоном.</text:p>
      <text:p text:style-name="Основной_20_текст_20_с_20_отступом_20_2">Наша героиня уже немного опаздывала, что естественно её несколько нервировало – опоздать на совещание было ужасно стыдно. “И с чего я взяла, что мой кор починят завтра?” – корила она себя, теребя салатовый с желтыми прожилками пушистый чехольчик на конце своего хвоста.</text:p>
      <text:p text:style-name="Основной_20_текст_20_с_20_отступом_20_2">“Опаздываешь, да?” – поинтересовался сосед - незнакомец. Эйлона вздрогнула, не ожидая вопроса, и быстро ответила: “Да, немного. У меня сегодня важное выступление – опоздать на него смерти подобно”. Минарец чуть прикрыл глаза и почесал первым пальцем свой правый костяной гребешок: “Хм, я тоже помню как-то опаздывал на встречу с хододримцами по вопросу совместной разработки новых галактиколетов. В конце вышло весьма забавно. Шкала времени тогда еще не была синхронизирована, поскольку отношения между цивилизации только начинались. В результате, думая, что безнадежно опоздал, я приехал на четверть темпа раньше срока”. Он немного присвистнул, показывая иронию. “Мне на это не приходится надеяться”, - грустно заметила девушка. </text:p>
      <text:p text:style-name="Основной_20_текст_20_с_20_отступом_20_2"/>
      <text:list xml:id="list1376326698" text:continue-numbering="true" text:style-name="WW8Num1">
        <text:list-item>
          <text:p text:style-name="P29">Да ты не отчаивайся. Тебе куда на Веспере?</text:p>
        </text:list-item>
        <text:list-item>
          <text:p text:style-name="P29">В 6 сегмент, рядом в морем, в Фистшу.</text:p>
        </text:list-item>
        <text:list-item>
          <text:p text:style-name="P29"><text:soft-page-break/>О, я там живу недалеко! В общем я свой кор подгоню и ты с ветерком домчишься. Потом его обратно отправишь.</text:p>
        </text:list-item>
        <text:list-item>
          <text:p text:style-name="P29">Ой, да, нет – не нужно, я и так скорее всего успею.</text:p>
        </text:list-item>
        <text:list-item>
          <text:p text:style-name="P29">В моем предложении нет вежливости (по минарскому этикету, отказ после данной фразы означает проявление неуважения).</text:p>
        </text:list-item>
        <text:list-item>
          <text:p text:style-name="P29">Ну, тогда хорошо. Меня зовут Эйлона Дейлен 1242554-23417 (перед более старшим при знакомстве принято говорить полное имя).</text:p>
        </text:list-item>
        <text:list-item>
          <text:p text:style-name="P29">Меня Шварк. Судя по последним цифрам ты дочь нашей великой Дейлен?</text:p>
        </text:list-item>
        <text:list-item>
          <text:p text:style-name="P29">Да, но я не люблю это афишировать.</text:p>
        </text:list-item>
        <text:list-item>
          <text:p text:style-name="P29">Я понимаю.</text:p>
        </text:list-item>
      </text:list>
      <text:p text:style-name="P8"/>
      <text:p text:style-name="Основной_20_текст_20_с_20_отступом_20_2">Тем временем беловато розовый цвет атмосферы у них на потолке сменился угольным космосом с яркими бусинками звезд. Звездолет проверил все системы и вышел на траекторию прыжка. Небольшой толчок сместил звезды по направлению движения – известный эффект на околосветовой скорости. Мелодичный голос внутри корабля предупредил о начале прыжка, попросил пристегнуться и начал обратный отчет.</text:p>
      <text:p text:style-name="Основной_20_текст_20_с_20_отступом_20_2">Эйлона закрыла глаза и вжалась в спинку кресла. После окончания отчета, немного тресануло, резко потемнело в глазах <text:s/>и затошнило. Типичные признаки гипер-перехода. Добавляется четвертое пространственное измерение. За счет появления новой степени свободы, протоны, нейтроны и электроны становятся фактически другими частицами. Их потенциальная энергия в результате перехода в десятки раз превышает их полную энергию покоя. В гиперпространстве частицы начинают стремительно терять энергию. Когда энергия заканчивается, происходит спонтанный переход в трехмерное пространство. Таким образом количество затраченной энергии определяет длину гипер-прыжка. Фактическая средняя скорость перехода (мгновенная скорость – понятие достаточно эфемерное в четырех мерном пространстве) в десятки тысяч раз превышает световую. Некоторая часть энергии (30%) выделяется в виде высокоэнергетических нейтрино - она рекуперируется системами звездолета. Естественно, подобные пертурбации негативно сказываются на любом живом организме, совершающем гипер-переход. Однако, медицинские достижения минарцев позволили нивелировать подобные и многие другие эксцессы, значительно увеличив способность организма к восстановлению и долголетию. </text:p>
      <text:p text:style-name="Основной_20_текст_20_с_20_отступом_20_2">В вынырнувшем звездолете пассажиры постепенно приходили в себя, видя фиолетовый диск Веспера, своей родной планеты. Корабль быстро снижался и буквально через пару минут, плавно тормозя антигравами и оставляя шлейф раскаленного воздуха, вошел в атмосферу планеты и опустился на заранее подготовленный приемный гейт 3-ого космопорта Веспера. Эйлона откашлялась и, еще раз поблагодарив Шварка, отправилась с ним к выходу. </text:p>
      <text:p text:style-name="Основной_20_текст_20_с_20_отступом_20_2">Там её ждало прекрасное и такое родное небо. Оно было голубовато-фиолетовым из-за значительного содержания соединений фтора в верхних слоях атмосферы. Именно эти соединения обеспечивают парниковый эффект, дающий среднегодовую атмосферную температуру на Веспере около 19 градусов, и таким образом делающий комфортным существование живых организмов на этой планете. </text:p>
      <text:p text:style-name="Основной_20_текст_20_с_20_отступом_20_2">Эйлона глубоко вздохнула и зажмурилась, посмотрев на желтовато-белые лучи родного солнышка, которое на протяжении многих миллиардов лет освещает их планету [*]. “Эх, погодка сегодня отменная намечается”, – подумалось девушке, но мысли её прервал Шварц. </text:p>
      <text:p text:style-name="Основной_20_текст_20_с_20_отступом_20_2"/>
      <text:list xml:id="list1526626179" text:continue-numbering="true" text:style-name="WW8Num1">
        <text:list-item>
          <text:p text:style-name="P29">Вон там, у 18-ого терминала, мой кор, видишь?</text:p>
        </text:list-item>
        <text:list-item>
          <text:p text:style-name="P29">Да, вижу. Интересный он у Вас, такие формы не часто встретишь.</text:p>
        </text:list-item>
        <text:list-item>
          <text:p text:style-name="P29">Вот коды запуска, я перевел их на твой личный код.</text:p>
        </text:list-item>
        <text:list-item>
          <text:p text:style-name="P29">Премного благодарна. Извините, но мне надо спешить.</text:p>
        </text:list-item>
        <text:list-item>
          <text:p text:style-name="P29">Да, конечно, беги.</text:p>
        </text:list-item>
      </text:list>
      <text:p text:style-name="Основной_20_текст_20_с_20_отступом_20_2"/>
      <text:p text:style-name="Основной_20_текст_20_с_20_отступом_20_2"><text:soft-page-break/>Минарка быстро пересекла площадь, использовав один из в изобилии стоящих одноциклов, и подкатила в роскошному хищному звездолету. Использовав ключ-код, она быстро прыгнула на мягкое красное сиденье, включила быструю предстартовую подготовку и через десять секунд взмыла в небо. На первый взгляд, кажется абсурдным использовать звездолеты для перемещений внутри одной планеты, но таковы правила – для индивидуальных антигравов и атмосферных амфибий выделены приповерхностные слои планеты, где достаточно интенсивное движение и жесткое ограничение скорости. Для коров отведена стратосфера с гораздо более интенсивным движением. </text:p>
      <text:p text:style-name="Основной_20_текст_20_с_20_отступом_20_2">Поэтому, уже через пару минут Эйлона была у порога додекаэдрического здания, в котором располагался её Отдел. Взмахнув рукой в знак приветствия находящимся в вестибюле коллегам, она быстро поднялась на пневматическом лифте и, не дожидаясь, когда ушные перепонки подстроятся под измененное давление, быстро вошла в просторный зал. Она успела.</text:p>
      <text:p text:style-name="Основной_20_текст_20_с_20_отступом_20_2">Официально поздоровавшись с начальством, посредством приткнутых к друг другу ладоней, и обойдя круглый бордовый зал выступлений, девушка села рядом со своей лучшей подругой Иплиссой, приветливо махнув ей хвостом. Иплисса работала в аналитическом подразделении и занималась программной обработкой данных Отдела. Она была немного выше Эйлоны, и немного старше. Но это, конечно, никак не мешало им весело и искрометно проводить свое личное время вместе.</text:p>
      <text:p text:style-name="Основной_20_текст_20_с_20_отступом_20_2"/>
      <text:list xml:id="list2169234474" text:continue-numbering="true" text:style-name="WW8Num1">
        <text:list-item>
          <text:p text:style-name="P29">Приветик, Эйлонка. Волнуешься, да? Ты, после Гранта, второй выступаешь, не забыла?</text:p>
        </text:list-item>
        <text:list-item>
          <text:p text:style-name="P29">Да, помню, помню я. Как у тебя отчет по Нефтонианцам прошел?</text:p>
        </text:list-item>
        <text:list-item>
          <text:p text:style-name="P29">Не ахти. Пропесочили меня.</text:p>
        </text:list-item>
        <text:list-item>
          <text:p text:style-name="P29">Да, ну, перестань. С чего бы это?</text:p>
        </text:list-item>
        <text:list-item>
          <text:p text:style-name="P29">Потом расскажу, после совещания, а то Грант уже начинает.</text:p>
        </text:list-item>
      </text:list>
      <text:p text:style-name="P8"/>
      <text:p text:style-name="Основной_20_текст_20_с_20_отступом_20_2">Зал заседаний, как уже было сказано, представлял собой круглое, относительно просторное помещение <text:s/>с параболическим потолком. В центре находилась площадка для выступлений оснащенная всем необходимым оборудованием, включая трехмерные проекторы и электромагнитные эмуляторы запахов. Вокруг сцены концентрическими окружностями располагались широкие самонастраивающиеся мягкие кресла с элегантными задними подушечками для хвостов. </text:p>
      <text:p text:style-name="Основной_20_текст_20_с_20_отступом_20_2">В первых рядах сидели члены координационной группы, которые осуществляли руководство Отделом. В соответствии с Кодексом Управления минарской цивилизации, у них наличествовала 2-я (коллективная) степень совершеннолетия и возможность баллотироваться в Законодательный Совет, высший представительский и совещательный орган государства. За ними располагались остальные сотрудники Отдела, и другие желающие услышать заключения экспертов об эволюции разумных цивилизаций в галактике и даже за её пределами. </text:p>
      <text:p text:style-name="Основной_20_текст_20_с_20_отступом_20_2">Грант только что вернулся из путешествия к соседней спиральной галактике, где он провел обширные консультации с хододримцами связанные с различными аспектами эволюции разумных существ. Он вышел к центру зала и не спеша начал свой доклад.</text:p>
      <text:p text:style-name="Основной_20_текст_20_с_20_отступом_20_2"/>
      <text:p text:style-name="Основной_20_текст_20_с_20_отступом_20_2">- С Вашего позволения, коллеги, я начну со всем нам известного факта, что подавляющее большинство существующих цивилизаций по степени их развития можно отнести к определенным типам.</text:p>
      <text:p text:style-name="Основной_20_текст_20_с_20_отступом_20_2">Цивилизации 1 типа</text:p>
      <text:p text:style-name="Основной_20_текст_20_с_20_отступом_20_2">Цивилизации 2 типа</text:p>
      <text:p text:style-name="Основной_20_текст_20_с_20_отступом_20_2">Цивилизации 3 типа</text:p>
      <text:p text:style-name="P14"/>
      <text:p text:style-name="P18">Голограф в полутемном зале высветил красочную трехмерную ментальную схему. Грант неторопливо продолжал. Разумеется речь идет о духовном, а не о техническом развитии. Нам известно множество нетехногенных, биоцивилизаций как первого, так и второго типа. <text:soft-page-break/>Переход от одного типа к другому происходит спонтанно, рывком по до их пор непонятным нам причинам. Противостояние между разнотипными цивилизациями невозможно ввиду совершенно разных мотиваций. Однако есть одно но...</text:p>
      <text:p text:style-name="P18">Тут он выдержал паузу и в зале воцарилась полная тишина...</text:p>
      <text:p text:style-name="P18">Грант размеренно продолжал:</text:p>
      <text:p text:style-name="P18">Всем Вам известен в случай в галактике М-82 — гигантский рукотворный взрыв чудовищной силы.</text:p>
      <text:p text:style-name="P18"/>
      <text:p text:style-name="P18">…........</text:p>
      <text:p text:style-name="P18"/>
      <text:p text:style-name="P18">Мы отправляем, Вас, Эйлона, к окрестностям планеты 1242, для сбора информации об деятельности РЦI. На основе Вашего доклада, будет принято решение о демонтаже и уничтожении биологических боеголовок. - отчеканила руководитель отдела.</text:p>
      <text:p text:style-name="P18">Так следующее выступление — о …... Но, Эйлона уже не слушала, обуреваемая нахлынувшей радостью о скорой интересном командировке.</text:p>
      <text:p text:style-name="P18"/>
      <text:p text:style-name="P9"/>
      <text:p text:style-name="P10">1.2. Гонка.</text:p>
      <text:p text:style-name="P10"/>
      <text:p text:style-name="P20">Два десятка мотороверов неслись по выжженным склонам гигантского высохшего болота. Вокруг как мухи кружили микроБПЛА с 3D-камерами, пленчатыми пространственными микрофонами, газоанализаторами. Спортивное событие было не шуточным — еще бы полуфинал знаменитых Галактических Гонок, как их помпезно называли фанаты. Мира шла третьей.</text:p>
      <text:p text:style-name="P11"/>
      <text:p text:style-name="P11"/>
      <text:p text:style-name="P15"><text:s text:c="6"/>1.3. Активный отдых.</text:p>
      <text:p text:style-name="P15"/>
      <text:p text:style-name="P38">Вечер после доклада прошел незатейливо: легкий перекус в полярном ресторане, снежные покатушки на крепком морозе, игра в снежки с друзьями-подругами... Там же решили и заночевать. </text:p>
      <text:p text:style-name="P39">Мриас подъехал к вечеру, весьма довольный итогами тестирования двигателей звездолетов. Обняв свою подругу, и, радостно помахивая своим утонченным хвостиком задорно выпалил: </text:p>
      <text:p text:style-name="P39">- Ну, что, Эйлонка, в ближайшие дни у нас серьезная войнушка!</text:p>
      <text:p text:style-name="P39">- Ух ты, все таки уладили все формальности и зададим этим америкашкам жару с использованием продуктов деления актиноидов? - обрадовалась Эйлона.</text:p>
      <text:p text:style-name="P39">- Именно так, завтра вылетаем на нашу планету-полигон! Они, кстати, свой летательный аппарат допили, ну этот, как он там, ээээ... </text:p>
      <text:p text:style-name="P39">- Б-1, что ли?</text:p>
      <text:p text:style-name="P39">- Точно! Его титановую тушку и средства доставки тоже протестили сегодня. Но нам тоже есть чем ответить — зеленая машинка колесит все холмы на полигоне. Никаких нареканий, и пару ракет вчера изготовили для нее. Кстати, а почему ее «Тополь» назвали?</text:p>
      <text:p text:style-name="P39">- Да дерево такое у них там растет. Высокое, стройное...</text:p>
      <text:p text:style-name="P39">А, ну да, тогда все логично — рассмеялся Мриас, - как доклад?</text:p>
      <text:p text:style-name="P39">- <text:s text:c="3"/>Прекрасно, отправляют в систему планеты 1242.</text:p>
      <text:list xml:id="list6239032512617084610" text:style-name="L3">
        <text:list-item>
          <text:p text:style-name="P40">Ну вот видишь, я же тебе говорил, что все будет хорошо, а ты не верила. Поздравляю!</text:p>
        </text:list-item>
        <text:list-item>
          <text:p text:style-name="P40">Спасибо, милый! У тебя тоже все удачно прошло?</text:p>
        </text:list-item>
        <text:list-item>
          <text:p text:style-name="P40">Ну там пару недочетов нашли, но в целом 3% увеличения мощности при упрощении производства — достойный результат. </text:p>
        </text:list-item>
        <text:list-item>
          <text:p text:style-name="P40">На праздник, с утра поедем или подрыхнем? - спросила девушка, гляда на оранжемо краный заказ их родной звезды.</text:p>
        </text:list-item>
        <text:list-item>
          <text:p text:style-name="P40"><text:soft-page-break/>Давай, поспим все-таки — заключил Мриас, выключая свет взмахом руки.</text:p>
        </text:list-item>
      </text:list>
      <text:p text:style-name="P17"/>
      <text:p text:style-name="P11"><text:s text:c="2"/></text:p>
      <text:p text:style-name="P10">1.4. Праздник.</text:p>
      <text:p text:style-name="P10"/>
      <text:p text:style-name="P18"><text:span text:style-name="T5"><text:s/>Наступал новый день. Фиолетовые клубы облаков переливались оранжевым сиянием главного спутника звезды. Глазиус (</text:span><text:span text:style-name="T3">HD 30562b</text:span><text:span text:style-name="T5">) подходил к перицентру, был окрашен в оранжевые цвета и светил не слабее родного восходящего солнца. Веспер бурлил в предпраздничной атмосфере. </text:span></text:p>
      <text:p text:style-name="P19">Кор Миры медленно ехал по старинным улочкам к Главному Космодрому. 2500 минарских лет (около 3000 земных) назад на нем произошел первый шаг минарцев за пределы планеты. Там уже пару десятилетий запускали спутники на сигарообразных химических ракетах. И было решено отправить в космос и двух минарцев — мужчину и женщину.</text:p>
      <text:p text:style-name="P19">Носителем был выбран легендарный гиперзвуковой самолет Копье для быстрых перелетов по планете. Созданный 10 лет до этого и сразу зарекомендовавший себя наилучшим образом. Ставший легендой и гордостью минарцев. Ибо на том технологическом уровне он представлял собой шедевр самолетостроения. У других известных цивилизаций ничего подобного для первого выхода в космос не было. </text:p>
      <text:p text:style-name="P19">Второй ступенью был маленький космический шаттл, изготовленный специально для отправки минарцев в космос. Полет был успешным и дата полета стала праздником Покорения Космоса. Спустя 2500 лет было решено полностью повторить полет при многочисленном скоплении зрителей. Разумеется полетом программа праздника не ограничивалась — намечался серьезный доклад Дейлен о ситуации с открытием хододримцев.</text:p>
      <text:p text:style-name="P19">Мира смотрела в даль, инстинктивно нажимая ладонями по управляющим подушечкам кора. В этом не было большой необходимости — автоматика корабля могла и сама вести его, но ту скорее было дело привычки. Пилот боевого дальнего звездолета любил свою работу. А при многовековом отсутствии достойного противника применять оружие приходилось очень не часто. Оставалось просто управлять.</text:p>
      <text:p text:style-name="P19"/>
      <text:p text:style-name="P17">- <text:s text:c="3"/>«Насколько, думаешь, опасения хододримцев небеспочвенны?» — спросила Дейлен, сидя слева от Миры.</text:p>
      <text:p text:style-name="P19">- <text:s/>«Такого не было уже очень давно. Самый известный нам случай массированного применения тахионного оружия в Галактике Г456([6]) произошел несколько миллионов лет назад. В видимой Вселенной было еще несколько десятков подобных случаев, но они еще старше. Может и ошибаются они. Это же в их стиле — ты же знаешь.» - ухмыльнулась Мира.</text:p>
      <text:p text:style-name="P19"/>
      <text:p text:style-name="P11">***********</text:p>
      <text:p text:style-name="P11"/>
      <text:p text:style-name="P10">1.5. Военный клуб.</text:p>
      <text:p text:style-name="P10"/>
      <text:p text:style-name="P42">Эйлона, Мриас и Хаес состояли в Военном клубе. Минарцы свободное время обычно проводят собираясь в группы по интересам. Эти группы могут насчитывать 5 членов, а могут и десятки тысяч. Наши герои не были исключением. Их клуб занимался изготовлением и апробированием в боевых условиях военной техники землян конца 20 века. Разумеется, в осовном копировала техника стран НАТО и Варшавского договора, как ключевых военных блоков того времени.</text:p>
      <text:p text:style-name="P10"/>
      <text:p text:style-name="P10">1.6. Командировка.</text:p>
      <text:p text:style-name="P11"/>
      <text:p text:style-name="P22"><text:s/>Эйлона тихо сидела в зале экскурсий центра Космической обороны. С минуты на минуту должен подойти офицер и отвезти на внутренний пункт наблюдения: РЦI — 1242. Название <text:s/><text:soft-page-break/>этой базы расшифровывалось просто — наблюдение за цивилизацией первого типа на планете номер 1242 по общему каталогу планет Галактики.</text:p>
      <text:p text:style-name="P22">Планета была третьей от желтой звезды, база находилась на соседней, четвертой планете (****). На Марсе хранилось смертоносное биологическое оружие для обитателей третьей планеты.</text:p>
      <text:p text:style-name="P21">Подошел невзрачный мужчина с копной тонких розовых волос и смешным гребнем. «Я — Швас — 32456724, а ты - <text:s/>Эйлона 1242554-23417?» - сухо спросил он. Она подтвердила, внутренне погрустнев. Провожатый вызывал мало симпатии — типичный винтик в четко налаженном механизме Министерства Защиты. С таким, особо не поболтаешь.</text:p>
      <text:p text:style-name="P21">Полет проходил спокойно, без эксцессов, на военно-научном корабле устаревшей модификации. «Научный...» — хмыкнула Эйлона, - «Там от научного одно название — пытаемся хоть как-то оправдать и приспособить на мирные цели тот гигантский военный потенциал, которым располагаем, мы, минарцы. Конечно, по сравнению с цивилизациями 1 типа, процентная доля в общем ВВП составляет доли процента, но это в несколько десятков раз превышает расходы других РЦII. Над нами, толи посмеиваются, толи настораживаются, толи откровенно побаиваются. Хорошо, хоть хододримцы с нами в этом похожи, со своими межгалактическими дальними истребителями».</text:p>
      <text:p text:style-name="P16"><text:tab/>Раскрытие свернутых измерений и сверхсветовой прыжок прошли почти незаметно. Эйлону даже не тошнило. Собственно, это ожидаемо — всего 86 световых лет — один шаг на галактической дороге. «Поможешь в разгрузке?» - спросил <text:s/>Швас. «Ага» - автоматически промолвила наша молодая минарка. </text:p>
      <text:p text:style-name="P16"><text:tab/>На скорости 4/5 световой они быстро приближались к красновато-оранжевой планете. Прошел стандартный диалог с диспетчером базы. На заднем плане виднелось светло-голубое пятнышко. Эйлона инстинктивно выполнила увеличение. Пятнышко превратилось в голубую планету с белыми пеленами облаков и коричневатыми участками суши. <text:s/></text:p>
      <text:p text:style-name="P16">«Что, нравится?» - вдруг спросил Швас, который до этого не проронил ни слова. </text:p>
      <text:p text:style-name="P16">«Все таки, она загадочна...» — тихо проговорила девушка - «Может быть потому, что она закрыта для нас, а может она просто ближайшая разумная планета к нам».</text:p>
      <text:p text:style-name="P16"/>
      <text:list xml:id="list661000631308502572" text:style-name="L1">
        <text:list-item>
          <text:p text:style-name="P31">Да она самая обычная, кислородно-азотная атмосфера, углеродно-азотная жизнь. Банальщина, таких полно во Вселенной. Не то, что стрехоступы с их гиперонно-мезонной структурой и системой разума, построенной на ядерных, <text:s/>а не на химических принципах.</text:p>
        </text:list-item>
        <text:list-item>
          <text:p text:style-name="P31">Их разумность не доказана, Швас. Так, букашки, копошащиеся в нейтронной звезде. Примитивная структура, примитивный механизм размножения...</text:p>
        </text:list-item>
        <text:list-item>
          <text:p text:style-name="P31">Вчера в Сети про них был репортаж Фейлоны...</text:p>
        </text:list-item>
        <text:list-item>
          <text:p text:style-name="P31">Ой, да ты больше ее слушай, она же шарлатанка, как ей еще уровень совершеннолетия не понизили. Как вообще такое можно смотреть??? - Эйлона вошла в раж, но увидев проступившие синие прожилки на лице Шваса, одернула себя. Все таки это его оскорбляет, надо быть вежливее. </text:p>
          <text:p text:style-name="P31">«Не обижайся, ну, правда, это псевдонаучно...» - заискивающее промолвила она. Он молчал. Они подлетели к планете и прошли сквозь голограммный камуфляжный контур, влетев в длинную синеватую шахту базы.</text:p>
          <text:p text:style-name="P31"/>
        </text:list-item>
      </text:list>
      <text:p text:style-name="P21">База <text:span text:style-name="T5">РЦI—1242</text:span> была расположена в недрах планеты, для камуфлирования своей деятельности от разумной (ну или псевдоразумной, как утверждают некоторые) расы, расположенной в каких-то 15-20 световых минутах. Разумеется, <text:s/><text:span text:style-name="T5">РЦI—1242</text:span> была полностью автономной, но одновременно встроенной в общую систему космической обороны. </text:p>
      <text:p text:style-name="P21">«Все таки, параноидальность нашей расы зашкаливает» - подумалось девушке, - «Городить трехслойную систему защиты от любого мыслимого нападения, тратить квадриллионы МЭРов (*) на ее поддержание и модернизацию — это слишком. Тем более за 2000 лет ничего сверхординарного не произошло».</text:p>
      <text:p text:style-name="P21"><text:soft-page-break/>Корабль, на автопилоте, влетел в боковой открытый люк. Сработал шлюз, давление выравнялось, створки военно-научного корабля-«дикобраза» раскрылись. Они оказались в небольшой комнате — отсеке. Дальше происходило очевидное: Швас вылез, водрузил какой-то контейнер на спину. Сам взял в руки 2 красноватых коробки и они двинулись к выходу из шлюза. </text:p>
      <text:p text:style-name="P21">Их встретила начальник базы, Каисса Мира. Женщина с явными дефектами лица и черепа. И с явным нежеланием как-то улучшать свою внешность. По крайней мере, так подумалось Эйлоне. Гостье показали ее комнату, где она проведет ближайшие 2 недели своей командировки. А дальше, Швас и Каисса удалились по только лишь одним им ведомым делам.</text:p>
      <text:p text:style-name="P21"/>
      <text:p text:style-name="P21">На счастье девушки, с научно-боевом отряде нашлась обаятельная и жизнерадостная курсантка, с которой сразу установились приятственные отношения.</text:p>
      <text:p text:style-name="P21">«Привет, Эйлона! Я Мариша, прохожу здесь стажировку! - выпалила она, после стандартного тактильного приветствия, - ты ведь дочь самой Дейлен?»</text:p>
      <text:p text:style-name="P21">«Типа того, но я не люблю вспоминать об этом. Она просто моя мама, и не более того. Причем, явно не образцовая, но я ее все равно люблю ее» - ответила Эйлона с оттенком грусти.</text:p>
      <text:p text:style-name="P21">«Ясно, молчу - рассмеялась Мариша — тебе показать базу или ты хочешь отдохнуть?»</text:p>
      <text:p text:style-name="P21">«Ну баз наших я навидалась, ты лучше расскажи про соседнюю планету и активность ее обитателей» - без предисловий, перешла к делу дочь Дейлен.</text:p>
      <text:p text:style-name="P21"/>
      <text:p text:style-name="P21">Мариша принялась воодушевленно рассказывать: - Ой, да все как обычно, шлют всякие сигналы со своих радиотелескопов. Типа, мы разумные существа, хотим познакомится, посылают свои голые тела, пение своих птиц, животных. Ну как они не понимают, зачем нам с ними устанавливать контакт?</text:p>
      <text:p text:style-name="P21">Ладно, предположим, Создатель разрешит, ну допустим, через Серый совет. Ну и что, дальше? Они же, первым делом, захотят технологий, потом сделают супероружие. Сначала себя поубивают, а потом и на нас покушаться начнут. Или их все время, как дитятей одергивать, поучать? Так они обидятся на нас, устроят революцию и мы же будем виноваты. Поэтому, пусть сначала помудреют, а потом знакомятся.</text:p>
      <text:list xml:id="list4558458946122770211" text:style-name="L2">
        <text:list-item>
          <text:p text:style-name="P34">Ну, тут, не могу не согласится с тобой — встряла в водопад слов, Эйлона, - а как их изучение окрестностей планетной системы роботами?</text:p>
        </text:list-item>
        <text:list-item>
          <text:p text:style-name="P34">Три вездеходика ездят прямо сейчас по этой планете, собирают признаки жизни. Несколько станций-ретрансляторов вращаются по орбите. Хочешь взглянуть?</text:p>
        </text:list-item>
        <text:list-item>
          <text:p text:style-name="P34">Конечно, - улыбнулась наша героиня.</text:p>
        </text:list-item>
        <text:list-item>
          <text:p text:style-name="P34">Сейчас поедим, и я попрошу разрешения на прогулку, - обрадовалась Мариша. И добавила: «Cкукота здесь. Как хорошо, что ты к нам заглянула, Эйлонка». </text:p>
        </text:list-item>
      </text:list>
      <text:p text:style-name="P21"/>
      <text:p text:style-name="P21">Станция <text:span text:style-name="T5">РЦI—1242 обслуживалась немногочисленным персоналом — 20-30 минарцев. В основном, военные из Министерства Защиты, иногда к базе прикомандировывалось несколько исследователей. Основная база находилась на одном из небесных тел второго пояса астероидов. Разумеется, звездная система была опутана сетью мимикрирующих спутников, наблюдающих на научной деятельностью расы третьей планеты.</text:span></text:p>
      <text:p text:style-name="P21"><text:span text:style-name="T5">Рацион столовой показался Эйлоне достаточно разнообразным, с учетом размеров базы и отсутствием мощных генераторов пищи. Впрочем, ничто не мешало банально возить полуфабрикаты с основной базы, например, в тех красных контейнерах, которые она несла со Швасом. </text:span></text:p>
      <text:p text:style-name="P21"><text:span text:style-name="T5">Позвонил Мриас.</text:span></text:p>
      <text:p text:style-name="P23"/>
      <text:p text:style-name="P22">Далее происходит внезапная атака агрессивной расы имеющей сверхоружие, но не имеющей разума для его применения («Трешники»).</text:p>
      <text:p text:style-name="P22">Эйлона вместе с напарником, офицером Космической обороны попадает на Землю в результате крушения своего корабля и знакомится там с Димой, Таней и Леной.</text:p>
      <text:p text:style-name="P22">Они уничтожают вражеский корабль Трешников, засевший в самом центре Москвы.</text:p>
      <text:p text:style-name="P22">Потом Эйлона берет Диму с Таней с собой и они улетают с Земли навсегда. У них начинается новая жизнь, полная приключений.</text:p>
      <text:p text:style-name="P21"/>
      <text:p text:style-name="P21"/>
      <text:p text:style-name="P13">Примечания.</text:p>
      <text:p text:style-name="P12"/>
      <text:list xml:id="list4493116004826539137" text:style-name="WW8Num2">
        <text:list-item>
          <text:p text:style-name="P30">Здесь и далее цифры в фамилиях персонажей приведены в восьмеричной системе счисления, принятой на Минаре. </text:p>
        </text:list-item>
      </text:list>
      <text:p text:style-name="Основной_20_текст_20_с_20_отступом_20_2">* - <text:span text:style-name="T3">HD 30562 86 св. лет, 4*10</text:span><text:span text:style-name="T6">9</text:span><text:span text:style-name="T3"> лет, </text:span><text:span text:style-name="T7">созвездии Эридан</text:span></text:p>
      <text:p text:style-name="P14"><text:s text:c="8"/>** - <text:span text:style-name="T1">WASP</text:span>-17 1304 св. года</text:p>
      <text:p text:style-name="P24">***- Ипсило́н Андроме́ды, 44 св. года (главная база)</text:p>
      <text:list xml:id="list722087489477456203" text:style-name="WW8Num4">
        <text:list-item>
          <text:p text:style-name="P35">— М82 по каталогу Месье.</text:p>
        </text:list-item>
      </text:list>
      <text:p text:style-name="P25"/>
      <text:p text:style-name="P25">**** - Марс</text:p>
      <text:p text:style-name="P25">* - МЭР — материально-энергетический ресурс, мера оценки стоимости у Минарцев и у других цивилизаций 2 типа. 1 МЭР ~ 1 гигават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0.953cm" style:auto-text-indent="false"/>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0.635cm" style:auto-text-indent="fals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fo:language="en" fo:country="US" style:font-name-asian="Times New Roman" style:font-name-complex="Times New Roman"/>
    </style:style>
    <style:style style:name="WW8Num2z0" style:family="text"/>
    <style:style style:name="WW8Num3z0" style:family="text">
      <style:text-properties style:font-name="Symbol" style:font-name-complex="Open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1" style:font-name-complex="Symbol1"/>
    </style:style>
    <style:style style:name="WW8Num2z1" style:family="text">
      <style:text-properties style:font-name="Symbol1" style:font-name-asian="Times New Roman" style:font-name-complex="Times New Roman"/>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2cm" fo:margin-bottom="1.249cm" fo:margin-left="2.223cm" fo:margin-right="1.49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223cm" fo:margin-right="1.49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char" svg:x="19.288cm" svg:y="0.002cm" svg:width="1cm" svg:height="0.462cm" draw:z-index="10"><draw:text-box><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Эксперимент</dc:title>
    <meta:initial-creator>muh</meta:initial-creator>
    <meta:creation-date>2007-09-06T10:18:00</meta:creation-date>
    <dc:date>2016-12-11T14:07:51</dc:date>
    <meta:editing-cycles>607</meta:editing-cycles>
    <meta:editing-duration>PT14H49M27S</meta:editing-duration>
    <meta:generator>OpenOffice/4.1.2$Unix OpenOffice.org_project/412m3$Build-9782</meta:generator>
    <meta:document-statistic meta:table-count="0" meta:image-count="0" meta:object-count="0" meta:page-count="11" meta:paragraph-count="148" meta:word-count="4387" meta:character-count="30800"/>
  </office:meta>
</office:document-meta>
</file>